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5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MSIWithLM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B</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2">
          <table:table-cell/>
          <table:table-cell table:style-name="ce54"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4"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2">
          <table:table-cell/>
          <table:table-cell table:style-name="ce54"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2">
          <table:table-cell/>
          <table:table-cell table:style-name="ce54"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2">
          <table:table-cell/>
          <table:table-cell table:style-name="ce54"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2">
          <table:table-cell/>
          <table:table-cell table:style-name="ce54"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6" office:value-type="string">
            <text:p>VelocityEstimat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175">
            <text:p>175</text:p>
          </table:table-cell>
          <table:table-cell table:formula="of:=SUM([.E7:.E465])" office:value-type="float" office:value="35">
            <text:p>35</text:p>
          </table:table-cell>
          <table:table-cell table:formula="of:=SUM([.F7:.F465])" office:value-type="float" office:value="225">
            <text:p>225</text:p>
          </table:table-cell>
          <table:table-cell/>
          <table:table-cell table:formula="of:=[.D467]+[.E467]+[.F467]" office:value-type="float" office:value="435">
            <text:p>435</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31">31.07.2012</text:date>, <text:time>15:43:1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31T15:43:17.48</dc:date>
    <meta:editing-duration>PT223H24M31S</meta:editing-duration>
    <meta:editing-cycles>450</meta:editing-cycles>
    <meta:generator>OpenOffice.org/3.0$Win32 OpenOffice.org_project/300m9$Build-9358</meta:generator>
    <meta:document-statistic meta:table-count="2" meta:cell-count="1730" meta:object-count="0"/>
    <meta:user-defined meta:name="Поле 1"/>
    <meta:user-defined meta:name="Поле 2"/>
    <meta:user-defined meta:name="Поле 3"/>
    <meta:user-defined meta:name="Поле 4"/>
  </office:meta>
</office:document-meta>
</file>